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1.528cm" fo:min-width="7.9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cm"/>
    </style:style>
    <style:style style:name="gr5" style:family="graphic" style:parent-style-name="standard">
      <style:graphic-properties draw:textarea-horizontal-align="justify" draw:textarea-vertical-align="middle" draw:auto-grow-height="false" fo:min-height="6.833cm" fo:min-width="26.178cm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 fo:min-height="0.639cm" fo:min-width="3.761cm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 fo:min-height="0.893cm" fo:min-width="3.761cm"/>
    </style:style>
    <style:style style:name="gr8" style:family="graphic" style:parent-style-name="standard">
      <style:graphic-properties draw:fill-color="#94bd5e" draw:textarea-horizontal-align="justify" draw:textarea-vertical-align="middle" draw:auto-grow-height="false" fo:min-height="1.02cm" fo:min-width="3.747cm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fo:min-height="1.02cm" fo:min-width="16.103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1.528cm" fo:min-width="7.348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1.528cm" fo:min-width="7.347cm"/>
    </style:style>
    <style:style style:name="gr12" style:family="graphic" style:parent-style-name="standard">
      <style:graphic-properties draw:fill-color="#99ccff" draw:textarea-horizontal-align="justify" draw:textarea-vertical-align="middle" draw:auto-grow-height="false" fo:min-height="1.564cm" fo:min-width="2.42cm"/>
    </style:style>
    <style:style style:name="gr13" style:family="graphic" style:parent-style-name="standard">
      <style:graphic-properties draw:textarea-horizontal-align="justify" draw:textarea-vertical-align="middle" draw:auto-grow-height="false" fo:min-height="1.321cm" fo:min-width="2.449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loext:graphic-properties draw:fill-color="#ffffcc"/>
      <style:paragraph-properties fo:text-align="center"/>
    </style:style>
    <style:style style:name="P8" style:family="paragraph">
      <loext:graphic-properties draw:fill-color="#99ccff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42cm" svg:height="1.778cm" svg:x="1.08cm" svg:y="5.273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1.08cm" svg:y="5.273cm">
            <text:p text:style-name="P1"><text:span text:style-name="T1">VM (inst1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2cm" svg:height="1.778cm" svg:x="16.928cm" svg:y="5.273cm">
            <text:p text:style-name="P1"><text:span text:style-name="T1">VM (inst2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5.146cm" svg:y1="7.051cm" svg:x2="5.174cm" svg:y2="9.241cm">
            <text:p/>
          </draw:line>
          <draw:line draw:style-name="gr2" draw:text-style-name="P3" draw:layer="layout" svg:x1="21.048cm" svg:y1="7.051cm" svg:x2="21.049cm" svg:y2="9.241cm">
            <text:p/>
          </draw:line>
          <draw:line draw:style-name="gr2" draw:text-style-name="P3" draw:layer="layout" svg:x1="1.591cm" svg:y1="9.241cm" svg:x2="25.486cm" svg:y2="9.241cm">
            <text:p/>
          </draw:line>
          <draw:frame draw:style-name="gr3" draw:text-style-name="P4" draw:layer="layout" svg:width="7.827cm" svg:height="0.988cm" svg:x="9.667cm" svg:y="9.489cm">
            <draw:text-box>
              <text:p>10.100.0.0/24</text:p>
            </draw:text-box>
          </draw:frame>
          <draw:frame draw:style-name="gr4" draw:text-style-name="P4" draw:layer="layout" svg:width="5.649cm" svg:height="1.24cm" svg:x="5.451cm" svg:y="7.34cm">
            <draw:text-box>
              <text:p>10.100.0.10</text:p>
            </draw:text-box>
          </draw:frame>
          <draw:frame draw:style-name="gr4" draw:text-style-name="P4" draw:layer="layout" svg:width="5.649cm" svg:height="1.24cm" svg:x="21.272cm" svg:y="7.34cm">
            <draw:text-box>
              <text:p>10.100.0.11</text:p>
            </draw:text-box>
          </draw:frame>
        </draw:g>
      </draw:page>
      <draw:page draw:name="page2" draw:style-name="dp1" draw:master-page-name="Default">
        <draw:g>
          <draw:custom-shape draw:style-name="gr5" draw:text-style-name="P1" draw:layer="layout" svg:width="26.678cm" svg:height="7.083cm" svg:x="0.661cm" svg:y="4.3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.261cm" svg:height="0.889cm" svg:x="4.958cm" svg:y="5.159cm">
            <text:p text:style-name="P1">Vnctl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61cm" svg:height="1.143cm" svg:x="4.933cm" svg:y="6.475cm">
            <text:p text:style-name="P1">WebAPI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61cm" svg:height="1.143cm" svg:x="4.932cm" svg:y="8.092cm">
            <text:p text:style-name="P1">Vnmgr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4.247cm" svg:height="1.27cm" svg:x="4.953cm" svg:y="9.69cm">
            <text:p text:style-name="P1">VNA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6.603cm" svg:height="1.27cm" svg:x="9.985cm" svg:y="9.69cm">
            <text:p text:style-name="P1">Open vSwitch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7.848cm" svg:height="1.778cm" svg:x="9.982cm" svg:y="7.173cm">
            <text:p text:style-name="P1">VM (inst1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7.848cm" svg:height="1.778cm" svg:x="9.982cm" svg:y="7.173cm">
            <text:p text:style-name="P1">VM (inst1)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7.847cm" svg:height="1.778cm" svg:x="18.742cm" svg:y="7.173cm">
            <text:p text:style-name="P1">VM (inst2)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3.772cm" svg:y1="8.951cm" svg:x2="13.772cm" svg:y2="9.69cm">
            <text:p/>
          </draw:line>
          <draw:line draw:style-name="gr2" draw:text-style-name="P3" draw:layer="layout" svg:x1="22.582cm" svg:y1="8.951cm" svg:x2="22.582cm" svg:y2="9.69cm">
            <text:p/>
          </draw:line>
          <draw:custom-shape draw:style-name="gr12" draw:text-style-name="P8" draw:layer="layout" svg:width="2.919cm" svg:height="3.437cm" svg:x="1.344cm" svg:y="6.979cm">
            <text:p text:style-name="P1"><text:span text:style-name="T2">Databas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</draw:page>
      <draw:page draw:name="page3" draw:style-name="dp1" draw:master-page-name="Default">
        <draw:g>
          <draw:custom-shape draw:style-name="gr1" draw:text-style-name="P2" draw:layer="layout" svg:width="8.42cm" svg:height="1.778cm" svg:x="7.494cm" svg:y="5.273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7.494cm" svg:y="5.273cm">
            <text:p text:style-name="P1"><text:span text:style-name="T1">VM (inst1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2cm" svg:height="1.778cm" svg:x="16.672cm" svg:y="5.273cm">
            <text:p text:style-name="P1"><text:span text:style-name="T1">VM (inst2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1.56cm" svg:y1="7.051cm" svg:x2="11.588cm" svg:y2="9.241cm">
            <text:p/>
          </draw:line>
          <draw:line draw:style-name="gr2" draw:text-style-name="P3" draw:layer="layout" svg:x1="20.792cm" svg:y1="7.051cm" svg:x2="20.793cm" svg:y2="9.241cm">
            <text:p/>
          </draw:line>
          <draw:line draw:style-name="gr2" draw:text-style-name="P3" draw:layer="layout" svg:x1="1.335cm" svg:y1="9.241cm" svg:x2="25.23cm" svg:y2="9.241cm">
            <text:p/>
          </draw:line>
          <draw:frame draw:style-name="gr3" draw:text-style-name="P9" draw:layer="layout" svg:width="7.827cm" svg:height="0.988cm" svg:x="9.411cm" svg:y="9.489cm">
            <draw:text-box>
              <text:p><text:span text:style-name="T1">10.100.0.0/24</text:span></text:p>
            </draw:text-box>
          </draw:frame>
          <draw:frame draw:style-name="gr4" draw:text-style-name="P9" draw:layer="layout" svg:width="5.649cm" svg:height="1.24cm" svg:x="11.864cm" svg:y="7.312cm">
            <draw:text-box>
              <text:p><text:span text:style-name="T1">10.100.0.10</text:span></text:p>
            </draw:text-box>
          </draw:frame>
          <draw:frame draw:style-name="gr4" draw:text-style-name="P9" draw:layer="layout" svg:width="5.649cm" svg:height="1.24cm" svg:x="21.016cm" svg:y="7.34cm">
            <draw:text-box>
              <text:p><text:span text:style-name="T1">10.100.0.11</text:span></text:p>
            </draw:text-box>
          </draw:frame>
          <draw:custom-shape draw:style-name="gr13" draw:text-style-name="P1" draw:layer="layout" svg:width="2.949cm" svg:height="1.571cm" svg:x="1.335cm" svg:y="5.493cm">
            <text:p text:style-name="P1">DHCP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603cm" svg:y1="7.064cm" svg:x2="2.603cm" svg:y2="9.241cm">
            <text:p/>
          </draw:line>
          <draw:frame draw:style-name="gr4" draw:text-style-name="P9" draw:layer="layout" svg:width="5.649cm" svg:height="1.24cm" svg:x="3.239cm" svg:y="7.753cm">
            <draw:text-box>
              <text:p><text:span text:style-name="T1">10.100.0.10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5-12-16T16:34:45.011542167</dc:date>
    <meta:editing-duration>PT1H26M32S</meta:editing-duration>
    <meta:editing-cycles>3</meta:editing-cycles>
    <meta:generator>LibreOffice/4.4.7.2$Linux_X86_64 LibreOffice_project/40m0$Build-2</meta:generator>
    <meta:document-statistic meta:object-count="36"/>
  </office:meta>
</office:document-meta>
</file>